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209.4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-set-results" table:style-name="ta1">
        <table:shapes>
          <draw:frame draw:z-index="0" draw:style-name="gr1" draw:text-style-name="P1" svg:width="453.51pt" svg:height="255.09pt" svg:x="2.83pt" svg:y="258.86pt">
            <draw:object draw:notify-on-update-of-ranges="'list-set-results'.A1:'list-set-results'.A1 'list-set-results'.A2:'list-set-results'.A20 'list-set-results'.B1:'list-set-results'.B1 'list-set-results'.B2:'list-set-results'.B20 'list-set-results'.C1:'list-set-results'.C1 'list-set-results'.C2:'list-set-results'.C20 'list-set-results'.D1:'list-set-results'.D1 'list-set-results'.D2:'list-set-results'.D20 'list-set-results'.E1:'list-set-results'.E1 'list-set-results'.E2:'list-set-results'.E20 'list-set-results'.F1:'list-set-results'.F1 'list-set-results'.F2:'list-set-results'.F20 'list-set-results'.G1:'list-set-results'.G1 'list-set-results'.G2:'list-set-results'.G20 'list-set-results'.H1:'list-set-results'.H1 'list-set-results'.H2:'list-set-results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coarse-lock list"</text:p>
          </table:table-cell>
          <table:table-cell office:value-type="string" calcext:value-type="string">
            <text:p>coarse-lock list with spin-lock"</text:p>
          </table:table-cell>
          <table:table-cell office:value-type="string" calcext:value-type="string">
            <text:p>lock-free list"</text:p>
          </table:table-cell>
          <table:table-cell office:value-type="string" calcext:value-type="string">
            <text:p>lock-free list with pool"</text:p>
          </table:table-cell>
          <table:table-cell office:value-type="string" calcext:value-type="string">
            <text:p>cds::container::michaellist"</text:p>
          </table:table-cell>
          <table:table-cell office:value-type="string" calcext:value-type="string">
            <text:p>optimistic-lock lazy delete"</text:p>
          </table:table-cell>
          <table:table-cell office:value-type="string" calcext:value-type="string">
            <text:p>optimistic-lock lazy delete with spin-lock list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89.2" calcext:value-type="float">
            <text:p>43489.2</text:p>
          </table:table-cell>
          <table:table-cell office:value-type="float" office:value="41159.2" calcext:value-type="float">
            <text:p>41159.2</text:p>
          </table:table-cell>
          <table:table-cell office:value-type="float" office:value="28387.5" calcext:value-type="float">
            <text:p>28387.5</text:p>
          </table:table-cell>
          <table:table-cell office:value-type="float" office:value="44615.8" calcext:value-type="float">
            <text:p>44615.8</text:p>
          </table:table-cell>
          <table:table-cell office:value-type="float" office:value="38166.8" calcext:value-type="float">
            <text:p>38166.8</text:p>
          </table:table-cell>
          <table:table-cell office:value-type="float" office:value="18036.2" calcext:value-type="float">
            <text:p>18036.2</text:p>
          </table:table-cell>
          <table:table-cell office:value-type="float" office:value="22051.2" calcext:value-type="float">
            <text:p>2205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62.2" calcext:value-type="float">
            <text:p>31862.2</text:p>
          </table:table-cell>
          <table:table-cell office:value-type="float" office:value="32042.2" calcext:value-type="float">
            <text:p>32042.2</text:p>
          </table:table-cell>
          <table:table-cell office:value-type="float" office:value="77144" calcext:value-type="float">
            <text:p>77144</text:p>
          </table:table-cell>
          <table:table-cell office:value-type="float" office:value="125910" calcext:value-type="float">
            <text:p>125910</text:p>
          </table:table-cell>
          <table:table-cell office:value-type="float" office:value="95522.8" calcext:value-type="float">
            <text:p>95522.8</text:p>
          </table:table-cell>
          <table:table-cell office:value-type="float" office:value="45674" calcext:value-type="float">
            <text:p>45674</text:p>
          </table:table-cell>
          <table:table-cell office:value-type="float" office:value="53799.5" calcext:value-type="float">
            <text:p>5379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302.2" calcext:value-type="float">
            <text:p>31302.2</text:p>
          </table:table-cell>
          <table:table-cell office:value-type="float" office:value="31660.2" calcext:value-type="float">
            <text:p>31660.2</text:p>
          </table:table-cell>
          <table:table-cell office:value-type="float" office:value="118724" calcext:value-type="float">
            <text:p>118724</text:p>
          </table:table-cell>
          <table:table-cell office:value-type="float" office:value="198902" calcext:value-type="float">
            <text:p>198902</text:p>
          </table:table-cell>
          <table:table-cell office:value-type="float" office:value="142422" calcext:value-type="float">
            <text:p>142422</text:p>
          </table:table-cell>
          <table:table-cell office:value-type="float" office:value="68604" calcext:value-type="float">
            <text:p>68604</text:p>
          </table:table-cell>
          <table:table-cell office:value-type="float" office:value="80374.8" calcext:value-type="float">
            <text:p>80374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192" calcext:value-type="float">
            <text:p>32192</text:p>
          </table:table-cell>
          <table:table-cell office:value-type="float" office:value="31807.8" calcext:value-type="float">
            <text:p>31807.8</text:p>
          </table:table-cell>
          <table:table-cell office:value-type="float" office:value="142732" calcext:value-type="float">
            <text:p>142732</text:p>
          </table:table-cell>
          <table:table-cell office:value-type="float" office:value="278772" calcext:value-type="float">
            <text:p>278772</text:p>
          </table:table-cell>
          <table:table-cell office:value-type="float" office:value="174612" calcext:value-type="float">
            <text:p>174612</text:p>
          </table:table-cell>
          <table:table-cell office:value-type="float" office:value="82339" calcext:value-type="float">
            <text:p>82339</text:p>
          </table:table-cell>
          <table:table-cell office:value-type="float" office:value="94330.2" calcext:value-type="float">
            <text:p>9433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263.2" calcext:value-type="float">
            <text:p>28263.2</text:p>
          </table:table-cell>
          <table:table-cell office:value-type="float" office:value="28756.5" calcext:value-type="float">
            <text:p>28756.5</text:p>
          </table:table-cell>
          <table:table-cell office:value-type="float" office:value="156752" calcext:value-type="float">
            <text:p>156752</text:p>
          </table:table-cell>
          <table:table-cell office:value-type="float" office:value="266198" calcext:value-type="float">
            <text:p>266198</text:p>
          </table:table-cell>
          <table:table-cell office:value-type="float" office:value="176631" calcext:value-type="float">
            <text:p>176631</text:p>
          </table:table-cell>
          <table:table-cell office:value-type="float" office:value="90346.8" calcext:value-type="float">
            <text:p>90346.8</text:p>
          </table:table-cell>
          <table:table-cell office:value-type="float" office:value="104143" calcext:value-type="float">
            <text:p>104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171.8" calcext:value-type="float">
            <text:p>26171.8</text:p>
          </table:table-cell>
          <table:table-cell office:value-type="float" office:value="24686.2" calcext:value-type="float">
            <text:p>24686.2</text:p>
          </table:table-cell>
          <table:table-cell office:value-type="float" office:value="136646" calcext:value-type="float">
            <text:p>136646</text:p>
          </table:table-cell>
          <table:table-cell office:value-type="float" office:value="213097" calcext:value-type="float">
            <text:p>213097</text:p>
          </table:table-cell>
          <table:table-cell office:value-type="float" office:value="145823" calcext:value-type="float">
            <text:p>145823</text:p>
          </table:table-cell>
          <table:table-cell office:value-type="float" office:value="73686.5" calcext:value-type="float">
            <text:p>73686.5</text:p>
          </table:table-cell>
          <table:table-cell office:value-type="float" office:value="85150.8" calcext:value-type="float">
            <text:p>85150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381.2" calcext:value-type="float">
            <text:p>20381.2</text:p>
          </table:table-cell>
          <table:table-cell office:value-type="float" office:value="19079" calcext:value-type="float">
            <text:p>19079</text:p>
          </table:table-cell>
          <table:table-cell office:value-type="float" office:value="118451" calcext:value-type="float">
            <text:p>118451</text:p>
          </table:table-cell>
          <table:table-cell office:value-type="float" office:value="124944" calcext:value-type="float">
            <text:p>124944</text:p>
          </table:table-cell>
          <table:table-cell office:value-type="float" office:value="118923" calcext:value-type="float">
            <text:p>118923</text:p>
          </table:table-cell>
          <table:table-cell office:value-type="float" office:value="71675" calcext:value-type="float">
            <text:p>71675</text:p>
          </table:table-cell>
          <table:table-cell office:value-type="float" office:value="76462.8" calcext:value-type="float">
            <text:p>76462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020.8" calcext:value-type="float">
            <text:p>19020.8</text:p>
          </table:table-cell>
          <table:table-cell office:value-type="float" office:value="17794.5" calcext:value-type="float">
            <text:p>17794.5</text:p>
          </table:table-cell>
          <table:table-cell office:value-type="float" office:value="107094" calcext:value-type="float">
            <text:p>107094</text:p>
          </table:table-cell>
          <table:table-cell office:value-type="float" office:value="108510" calcext:value-type="float">
            <text:p>108510</text:p>
          </table:table-cell>
          <table:table-cell office:value-type="float" office:value="106274" calcext:value-type="float">
            <text:p>106274</text:p>
          </table:table-cell>
          <table:table-cell office:value-type="float" office:value="62360.5" calcext:value-type="float">
            <text:p>62360.5</text:p>
          </table:table-cell>
          <table:table-cell office:value-type="float" office:value="69289.8" calcext:value-type="float">
            <text:p>69289.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515.2" calcext:value-type="float">
            <text:p>19515.2</text:p>
          </table:table-cell>
          <table:table-cell office:value-type="float" office:value="16987.2" calcext:value-type="float">
            <text:p>16987.2</text:p>
          </table:table-cell>
          <table:table-cell office:value-type="float" office:value="98133.5" calcext:value-type="float">
            <text:p>98133.5</text:p>
          </table:table-cell>
          <table:table-cell office:value-type="float" office:value="107780" calcext:value-type="float">
            <text:p>107780</text:p>
          </table:table-cell>
          <table:table-cell office:value-type="float" office:value="98197" calcext:value-type="float">
            <text:p>98197</text:p>
          </table:table-cell>
          <table:table-cell office:value-type="float" office:value="56338.2" calcext:value-type="float">
            <text:p>56338.2</text:p>
          </table:table-cell>
          <table:table-cell office:value-type="float" office:value="58268.2" calcext:value-type="float">
            <text:p>58268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004.5" calcext:value-type="float">
            <text:p>19004.5</text:p>
          </table:table-cell>
          <table:table-cell office:value-type="float" office:value="16170.5" calcext:value-type="float">
            <text:p>16170.5</text:p>
          </table:table-cell>
          <table:table-cell office:value-type="float" office:value="90693.5" calcext:value-type="float">
            <text:p>90693.5</text:p>
          </table:table-cell>
          <table:table-cell office:value-type="float" office:value="97074.2" calcext:value-type="float">
            <text:p>97074.2</text:p>
          </table:table-cell>
          <table:table-cell office:value-type="float" office:value="91482.5" calcext:value-type="float">
            <text:p>91482.5</text:p>
          </table:table-cell>
          <table:table-cell office:value-type="float" office:value="53162.8" calcext:value-type="float">
            <text:p>53162.8</text:p>
          </table:table-cell>
          <table:table-cell office:value-type="float" office:value="55426" calcext:value-type="float">
            <text:p>554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296.8" calcext:value-type="float">
            <text:p>19296.8</text:p>
          </table:table-cell>
          <table:table-cell office:value-type="float" office:value="15680" calcext:value-type="float">
            <text:p>15680</text:p>
          </table:table-cell>
          <table:table-cell office:value-type="float" office:value="83675.2" calcext:value-type="float">
            <text:p>83675.2</text:p>
          </table:table-cell>
          <table:table-cell office:value-type="float" office:value="95498" calcext:value-type="float">
            <text:p>95498</text:p>
          </table:table-cell>
          <table:table-cell office:value-type="float" office:value="86972.8" calcext:value-type="float">
            <text:p>86972.8</text:p>
          </table:table-cell>
          <table:table-cell office:value-type="float" office:value="48588.5" calcext:value-type="float">
            <text:p>48588.5</text:p>
          </table:table-cell>
          <table:table-cell office:value-type="float" office:value="51084.8" calcext:value-type="float">
            <text:p>51084.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686.2" calcext:value-type="float">
            <text:p>19686.2</text:p>
          </table:table-cell>
          <table:table-cell office:value-type="float" office:value="35793" calcext:value-type="float">
            <text:p>35793</text:p>
          </table:table-cell>
          <table:table-cell office:value-type="float" office:value="180520" calcext:value-type="float">
            <text:p>180520</text:p>
          </table:table-cell>
          <table:table-cell office:value-type="float" office:value="299891" calcext:value-type="float">
            <text:p>299891</text:p>
          </table:table-cell>
          <table:table-cell office:value-type="float" office:value="229925" calcext:value-type="float">
            <text:p>229925</text:p>
          </table:table-cell>
          <table:table-cell office:value-type="float" office:value="123424" calcext:value-type="float">
            <text:p>123424</text:p>
          </table:table-cell>
          <table:table-cell office:value-type="float" office:value="135406" calcext:value-type="float">
            <text:p>1354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539" calcext:value-type="float">
            <text:p>36539</text:p>
          </table:table-cell>
          <table:table-cell office:value-type="float" office:value="35936.8" calcext:value-type="float">
            <text:p>35936.8</text:p>
          </table:table-cell>
          <table:table-cell office:value-type="float" office:value="193115" calcext:value-type="float">
            <text:p>193115</text:p>
          </table:table-cell>
          <table:table-cell office:value-type="float" office:value="396978" calcext:value-type="float">
            <text:p>396978</text:p>
          </table:table-cell>
          <table:table-cell office:value-type="float" office:value="240402" calcext:value-type="float">
            <text:p>240402</text:p>
          </table:table-cell>
          <table:table-cell office:value-type="float" office:value="118204" calcext:value-type="float">
            <text:p>118204</text:p>
          </table:table-cell>
          <table:table-cell office:value-type="float" office:value="131894" calcext:value-type="float">
            <text:p>1318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947.2" calcext:value-type="float">
            <text:p>34947.2</text:p>
          </table:table-cell>
          <table:table-cell office:value-type="float" office:value="33310" calcext:value-type="float">
            <text:p>33310</text:p>
          </table:table-cell>
          <table:table-cell office:value-type="float" office:value="193566" calcext:value-type="float">
            <text:p>193566</text:p>
          </table:table-cell>
          <table:table-cell office:value-type="float" office:value="354416" calcext:value-type="float">
            <text:p>354416</text:p>
          </table:table-cell>
          <table:table-cell office:value-type="float" office:value="237409" calcext:value-type="float">
            <text:p>237409</text:p>
          </table:table-cell>
          <table:table-cell office:value-type="float" office:value="117924" calcext:value-type="float">
            <text:p>117924</text:p>
          </table:table-cell>
          <table:table-cell office:value-type="float" office:value="131340" calcext:value-type="float">
            <text:p>13134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5386.2" calcext:value-type="float">
            <text:p>35386.2</text:p>
          </table:table-cell>
          <table:table-cell office:value-type="float" office:value="33282" calcext:value-type="float">
            <text:p>33282</text:p>
          </table:table-cell>
          <table:table-cell office:value-type="float" office:value="191825" calcext:value-type="float">
            <text:p>191825</text:p>
          </table:table-cell>
          <table:table-cell office:value-type="float" office:value="357477" calcext:value-type="float">
            <text:p>357477</text:p>
          </table:table-cell>
          <table:table-cell office:value-type="float" office:value="236108" calcext:value-type="float">
            <text:p>236108</text:p>
          </table:table-cell>
          <table:table-cell office:value-type="float" office:value="116847" calcext:value-type="float">
            <text:p>116847</text:p>
          </table:table-cell>
          <table:table-cell office:value-type="float" office:value="130352" calcext:value-type="float">
            <text:p>1303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3126.2" calcext:value-type="float">
            <text:p>33126.2</text:p>
          </table:table-cell>
          <table:table-cell office:value-type="float" office:value="30870.8" calcext:value-type="float">
            <text:p>30870.8</text:p>
          </table:table-cell>
          <table:table-cell office:value-type="float" office:value="190657" calcext:value-type="float">
            <text:p>190657</text:p>
          </table:table-cell>
          <table:table-cell office:value-type="float" office:value="334638" calcext:value-type="float">
            <text:p>334638</text:p>
          </table:table-cell>
          <table:table-cell office:value-type="float" office:value="233794" calcext:value-type="float">
            <text:p>233794</text:p>
          </table:table-cell>
          <table:table-cell office:value-type="float" office:value="117054" calcext:value-type="float">
            <text:p>117054</text:p>
          </table:table-cell>
          <table:table-cell office:value-type="float" office:value="128460" calcext:value-type="float">
            <text:p>1284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3767.5" calcext:value-type="float">
            <text:p>33767.5</text:p>
          </table:table-cell>
          <table:table-cell office:value-type="float" office:value="30565.2" calcext:value-type="float">
            <text:p>30565.2</text:p>
          </table:table-cell>
          <table:table-cell office:value-type="float" office:value="189344" calcext:value-type="float">
            <text:p>189344</text:p>
          </table:table-cell>
          <table:table-cell office:value-type="float" office:value="336269" calcext:value-type="float">
            <text:p>336269</text:p>
          </table:table-cell>
          <table:table-cell office:value-type="float" office:value="233383" calcext:value-type="float">
            <text:p>233383</text:p>
          </table:table-cell>
          <table:table-cell office:value-type="float" office:value="116380" calcext:value-type="float">
            <text:p>116380</text:p>
          </table:table-cell>
          <table:table-cell office:value-type="float" office:value="129835" calcext:value-type="float">
            <text:p>1298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920" calcext:value-type="float">
            <text:p>32920</text:p>
          </table:table-cell>
          <table:table-cell office:value-type="float" office:value="29703.5" calcext:value-type="float">
            <text:p>29703.5</text:p>
          </table:table-cell>
          <table:table-cell office:value-type="float" office:value="189661" calcext:value-type="float">
            <text:p>189661</text:p>
          </table:table-cell>
          <table:table-cell office:value-type="float" office:value="328178" calcext:value-type="float">
            <text:p>328178</text:p>
          </table:table-cell>
          <table:table-cell office:value-type="float" office:value="232748" calcext:value-type="float">
            <text:p>232748</text:p>
          </table:table-cell>
          <table:table-cell office:value-type="float" office:value="114448" calcext:value-type="float">
            <text:p>114448</text:p>
          </table:table-cell>
          <table:table-cell office:value-type="float" office:value="128079" calcext:value-type="float">
            <text:p>12807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3677.5" calcext:value-type="float">
            <text:p>33677.5</text:p>
          </table:table-cell>
          <table:table-cell office:value-type="float" office:value="29945.8" calcext:value-type="float">
            <text:p>29945.8</text:p>
          </table:table-cell>
          <table:table-cell office:value-type="float" office:value="190037" calcext:value-type="float">
            <text:p>190037</text:p>
          </table:table-cell>
          <table:table-cell office:value-type="float" office:value="334525" calcext:value-type="float">
            <text:p>334525</text:p>
          </table:table-cell>
          <table:table-cell office:value-type="float" office:value="233174" calcext:value-type="float">
            <text:p>233174</text:p>
          </table:table-cell>
          <table:table-cell office:value-type="float" office:value="115662" calcext:value-type="float">
            <text:p>115662</text:p>
          </table:table-cell>
          <table:table-cell office:value-type="float" office:value="128688" calcext:value-type="float">
            <text:p>128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0:55:19.480952820</dc:date>
    <meta:editing-duration>PT40S</meta:editing-duration>
    <meta:editing-cycles>1</meta:editing-cycles>
    <meta:document-statistic meta:table-count="1" meta:cell-count="16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46cm" svg:y="2.259cm" style:legend-expansion="high" chart:style-name="ch2"/>
        <chart:plot-area chart:style-name="ch3" table:cell-range-address="'list-set-results'.A1:'list-set-results'.H20" chart:data-source-has-labels="row" svg:x="0.32cm" svg:y="0.18cm" svg:width="9.306cm" svg:height="8.64cm">
          <chartooo:coordinate-region svg:x="1.682cm" svg:y="0.379cm" svg:width="7.7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ist-set-results'.A2:'list-set-results'.A20" chart:label-cell-address="'list-set-results'.A1:'list-set-results'.A1" chart:class="chart:line">
            <chart:data-point chart:repeated="19"/>
          </chart:series>
          <chart:series chart:style-name="ch7" chart:values-cell-range-address="'list-set-results'.B2:'list-set-results'.B20" chart:label-cell-address="'list-set-results'.B1:'list-set-results'.B1" chart:class="chart:line">
            <chart:data-point chart:repeated="19"/>
          </chart:series>
          <chart:series chart:style-name="ch8" chart:values-cell-range-address="'list-set-results'.C2:'list-set-results'.C20" chart:label-cell-address="'list-set-results'.C1:'list-set-results'.C1" chart:class="chart:line">
            <chart:data-point chart:repeated="19"/>
          </chart:series>
          <chart:series chart:style-name="ch9" chart:values-cell-range-address="'list-set-results'.D2:'list-set-results'.D20" chart:label-cell-address="'list-set-results'.D1:'list-set-results'.D1" chart:class="chart:line">
            <chart:data-point chart:repeated="19"/>
          </chart:series>
          <chart:series chart:style-name="ch10" chart:values-cell-range-address="'list-set-results'.E2:'list-set-results'.E20" chart:label-cell-address="'list-set-results'.E1:'list-set-results'.E1" chart:class="chart:line">
            <chart:data-point chart:repeated="19"/>
          </chart:series>
          <chart:series chart:style-name="ch11" chart:values-cell-range-address="'list-set-results'.F2:'list-set-results'.F20" chart:label-cell-address="'list-set-results'.F1:'list-set-results'.F1" chart:class="chart:line">
            <chart:data-point chart:repeated="19"/>
          </chart:series>
          <chart:series chart:style-name="ch12" chart:values-cell-range-address="'list-set-results'.G2:'list-set-results'.G20" chart:label-cell-address="'list-set-results'.G1:'list-set-results'.G1" chart:class="chart:line">
            <chart:data-point chart:repeated="19"/>
          </chart:series>
          <chart:series chart:style-name="ch13" chart:values-cell-range-address="'list-set-results'.H2:'list-set-results'.H20" chart:label-cell-address="'list-set-results'.H1:'list-set-results'.H1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list-set-results'.A1:'list-set-results'.A1</svg:desc>
                </draw:g>
              </table:table-cell>
              <table:table-cell office:value-type="string">
                <text:p>coarse-lock list"</text:p>
                <draw:g>
                  <svg:desc>'list-set-results'.B1:'list-set-results'.B1</svg:desc>
                </draw:g>
              </table:table-cell>
              <table:table-cell office:value-type="string">
                <text:p>coarse-lock list with spin-lock"</text:p>
                <draw:g>
                  <svg:desc>'list-set-results'.C1:'list-set-results'.C1</svg:desc>
                </draw:g>
              </table:table-cell>
              <table:table-cell office:value-type="string">
                <text:p>lock-free list"</text:p>
                <draw:g>
                  <svg:desc>'list-set-results'.D1:'list-set-results'.D1</svg:desc>
                </draw:g>
              </table:table-cell>
              <table:table-cell office:value-type="string">
                <text:p>lock-free list with pool"</text:p>
                <draw:g>
                  <svg:desc>'list-set-results'.E1:'list-set-results'.E1</svg:desc>
                </draw:g>
              </table:table-cell>
              <table:table-cell office:value-type="string">
                <text:p>cds::container::michaellist"</text:p>
                <draw:g>
                  <svg:desc>'list-set-results'.F1:'list-set-results'.F1</svg:desc>
                </draw:g>
              </table:table-cell>
              <table:table-cell office:value-type="string">
                <text:p>optimistic-lock lazy delete"</text:p>
                <draw:g>
                  <svg:desc>'list-set-results'.G1:'list-set-results'.G1</svg:desc>
                </draw:g>
              </table:table-cell>
              <table:table-cell office:value-type="string">
                <text:p>optimistic-lock lazy delete with spin-lock list"</text:p>
                <draw:g>
                  <svg:desc>'list-set-results'.H1:'list-set-result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ist-set-results'.A2:'list-set-results'.A20</svg:desc>
                </draw:g>
              </table:table-cell>
              <table:table-cell office:value-type="float" office:value="43489.2">
                <text:p>43489.2</text:p>
                <draw:g>
                  <svg:desc>'list-set-results'.B2:'list-set-results'.B20</svg:desc>
                </draw:g>
              </table:table-cell>
              <table:table-cell office:value-type="float" office:value="41159.2">
                <text:p>41159.2</text:p>
                <draw:g>
                  <svg:desc>'list-set-results'.C2:'list-set-results'.C20</svg:desc>
                </draw:g>
              </table:table-cell>
              <table:table-cell office:value-type="float" office:value="28387.5">
                <text:p>28387.5</text:p>
                <draw:g>
                  <svg:desc>'list-set-results'.D2:'list-set-results'.D20</svg:desc>
                </draw:g>
              </table:table-cell>
              <table:table-cell office:value-type="float" office:value="44615.8">
                <text:p>44615.8</text:p>
                <draw:g>
                  <svg:desc>'list-set-results'.E2:'list-set-results'.E20</svg:desc>
                </draw:g>
              </table:table-cell>
              <table:table-cell office:value-type="float" office:value="38166.8">
                <text:p>38166.8</text:p>
                <draw:g>
                  <svg:desc>'list-set-results'.F2:'list-set-results'.F20</svg:desc>
                </draw:g>
              </table:table-cell>
              <table:table-cell office:value-type="float" office:value="18036.2">
                <text:p>18036.2</text:p>
                <draw:g>
                  <svg:desc>'list-set-results'.G2:'list-set-results'.G20</svg:desc>
                </draw:g>
              </table:table-cell>
              <table:table-cell office:value-type="float" office:value="22051.2">
                <text:p>22051.2</text:p>
                <draw:g>
                  <svg:desc>'list-set-results'.H2:'list-set-results'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862.2">
                <text:p>31862.2</text:p>
              </table:table-cell>
              <table:table-cell office:value-type="float" office:value="32042.2">
                <text:p>32042.2</text:p>
              </table:table-cell>
              <table:table-cell office:value-type="float" office:value="77144">
                <text:p>77144</text:p>
              </table:table-cell>
              <table:table-cell office:value-type="float" office:value="125910">
                <text:p>125910</text:p>
              </table:table-cell>
              <table:table-cell office:value-type="float" office:value="95522.8">
                <text:p>95522.8</text:p>
              </table:table-cell>
              <table:table-cell office:value-type="float" office:value="45674">
                <text:p>45674</text:p>
              </table:table-cell>
              <table:table-cell office:value-type="float" office:value="53799.5">
                <text:p>5379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1302.2">
                <text:p>31302.2</text:p>
              </table:table-cell>
              <table:table-cell office:value-type="float" office:value="31660.2">
                <text:p>31660.2</text:p>
              </table:table-cell>
              <table:table-cell office:value-type="float" office:value="118724">
                <text:p>118724</text:p>
              </table:table-cell>
              <table:table-cell office:value-type="float" office:value="198902">
                <text:p>198902</text:p>
              </table:table-cell>
              <table:table-cell office:value-type="float" office:value="142422">
                <text:p>142422</text:p>
              </table:table-cell>
              <table:table-cell office:value-type="float" office:value="68604">
                <text:p>68604</text:p>
              </table:table-cell>
              <table:table-cell office:value-type="float" office:value="80374.8">
                <text:p>8037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2192">
                <text:p>32192</text:p>
              </table:table-cell>
              <table:table-cell office:value-type="float" office:value="31807.8">
                <text:p>31807.8</text:p>
              </table:table-cell>
              <table:table-cell office:value-type="float" office:value="142732">
                <text:p>142732</text:p>
              </table:table-cell>
              <table:table-cell office:value-type="float" office:value="278772">
                <text:p>278772</text:p>
              </table:table-cell>
              <table:table-cell office:value-type="float" office:value="174612">
                <text:p>174612</text:p>
              </table:table-cell>
              <table:table-cell office:value-type="float" office:value="82339">
                <text:p>82339</text:p>
              </table:table-cell>
              <table:table-cell office:value-type="float" office:value="94330.2">
                <text:p>9433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8263.2">
                <text:p>28263.2</text:p>
              </table:table-cell>
              <table:table-cell office:value-type="float" office:value="28756.5">
                <text:p>28756.5</text:p>
              </table:table-cell>
              <table:table-cell office:value-type="float" office:value="156752">
                <text:p>156752</text:p>
              </table:table-cell>
              <table:table-cell office:value-type="float" office:value="266198">
                <text:p>266198</text:p>
              </table:table-cell>
              <table:table-cell office:value-type="float" office:value="176631">
                <text:p>176631</text:p>
              </table:table-cell>
              <table:table-cell office:value-type="float" office:value="90346.8">
                <text:p>90346.8</text:p>
              </table:table-cell>
              <table:table-cell office:value-type="float" office:value="104143">
                <text:p>104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26171.8">
                <text:p>26171.8</text:p>
              </table:table-cell>
              <table:table-cell office:value-type="float" office:value="24686.2">
                <text:p>24686.2</text:p>
              </table:table-cell>
              <table:table-cell office:value-type="float" office:value="136646">
                <text:p>136646</text:p>
              </table:table-cell>
              <table:table-cell office:value-type="float" office:value="213097">
                <text:p>213097</text:p>
              </table:table-cell>
              <table:table-cell office:value-type="float" office:value="145823">
                <text:p>145823</text:p>
              </table:table-cell>
              <table:table-cell office:value-type="float" office:value="73686.5">
                <text:p>73686.5</text:p>
              </table:table-cell>
              <table:table-cell office:value-type="float" office:value="85150.8">
                <text:p>8515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0381.2">
                <text:p>20381.2</text:p>
              </table:table-cell>
              <table:table-cell office:value-type="float" office:value="19079">
                <text:p>19079</text:p>
              </table:table-cell>
              <table:table-cell office:value-type="float" office:value="118451">
                <text:p>118451</text:p>
              </table:table-cell>
              <table:table-cell office:value-type="float" office:value="124944">
                <text:p>124944</text:p>
              </table:table-cell>
              <table:table-cell office:value-type="float" office:value="118923">
                <text:p>118923</text:p>
              </table:table-cell>
              <table:table-cell office:value-type="float" office:value="71675">
                <text:p>71675</text:p>
              </table:table-cell>
              <table:table-cell office:value-type="float" office:value="76462.8">
                <text:p>7646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9020.8">
                <text:p>19020.8</text:p>
              </table:table-cell>
              <table:table-cell office:value-type="float" office:value="17794.5">
                <text:p>17794.5</text:p>
              </table:table-cell>
              <table:table-cell office:value-type="float" office:value="107094">
                <text:p>107094</text:p>
              </table:table-cell>
              <table:table-cell office:value-type="float" office:value="108510">
                <text:p>108510</text:p>
              </table:table-cell>
              <table:table-cell office:value-type="float" office:value="106274">
                <text:p>106274</text:p>
              </table:table-cell>
              <table:table-cell office:value-type="float" office:value="62360.5">
                <text:p>62360.5</text:p>
              </table:table-cell>
              <table:table-cell office:value-type="float" office:value="69289.8">
                <text:p>6928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9515.2">
                <text:p>19515.2</text:p>
              </table:table-cell>
              <table:table-cell office:value-type="float" office:value="16987.2">
                <text:p>16987.2</text:p>
              </table:table-cell>
              <table:table-cell office:value-type="float" office:value="98133.5">
                <text:p>98133.5</text:p>
              </table:table-cell>
              <table:table-cell office:value-type="float" office:value="107780">
                <text:p>107780</text:p>
              </table:table-cell>
              <table:table-cell office:value-type="float" office:value="98197">
                <text:p>98197</text:p>
              </table:table-cell>
              <table:table-cell office:value-type="float" office:value="56338.2">
                <text:p>56338.2</text:p>
              </table:table-cell>
              <table:table-cell office:value-type="float" office:value="58268.2">
                <text:p>5826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19004.5">
                <text:p>19004.5</text:p>
              </table:table-cell>
              <table:table-cell office:value-type="float" office:value="16170.5">
                <text:p>16170.5</text:p>
              </table:table-cell>
              <table:table-cell office:value-type="float" office:value="90693.5">
                <text:p>90693.5</text:p>
              </table:table-cell>
              <table:table-cell office:value-type="float" office:value="97074.2">
                <text:p>97074.2</text:p>
              </table:table-cell>
              <table:table-cell office:value-type="float" office:value="91482.5">
                <text:p>91482.5</text:p>
              </table:table-cell>
              <table:table-cell office:value-type="float" office:value="53162.8">
                <text:p>53162.8</text:p>
              </table:table-cell>
              <table:table-cell office:value-type="float" office:value="55426">
                <text:p>55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19296.8">
                <text:p>19296.8</text:p>
              </table:table-cell>
              <table:table-cell office:value-type="float" office:value="15680">
                <text:p>15680</text:p>
              </table:table-cell>
              <table:table-cell office:value-type="float" office:value="83675.2">
                <text:p>83675.2</text:p>
              </table:table-cell>
              <table:table-cell office:value-type="float" office:value="95498">
                <text:p>95498</text:p>
              </table:table-cell>
              <table:table-cell office:value-type="float" office:value="86972.8">
                <text:p>86972.8</text:p>
              </table:table-cell>
              <table:table-cell office:value-type="float" office:value="48588.5">
                <text:p>48588.5</text:p>
              </table:table-cell>
              <table:table-cell office:value-type="float" office:value="51084.8">
                <text:p>5108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9686.2">
                <text:p>19686.2</text:p>
              </table:table-cell>
              <table:table-cell office:value-type="float" office:value="35793">
                <text:p>35793</text:p>
              </table:table-cell>
              <table:table-cell office:value-type="float" office:value="180520">
                <text:p>180520</text:p>
              </table:table-cell>
              <table:table-cell office:value-type="float" office:value="299891">
                <text:p>299891</text:p>
              </table:table-cell>
              <table:table-cell office:value-type="float" office:value="229925">
                <text:p>229925</text:p>
              </table:table-cell>
              <table:table-cell office:value-type="float" office:value="123424">
                <text:p>123424</text:p>
              </table:table-cell>
              <table:table-cell office:value-type="float" office:value="135406">
                <text:p>135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36539">
                <text:p>36539</text:p>
              </table:table-cell>
              <table:table-cell office:value-type="float" office:value="35936.8">
                <text:p>35936.8</text:p>
              </table:table-cell>
              <table:table-cell office:value-type="float" office:value="193115">
                <text:p>193115</text:p>
              </table:table-cell>
              <table:table-cell office:value-type="float" office:value="396978">
                <text:p>396978</text:p>
              </table:table-cell>
              <table:table-cell office:value-type="float" office:value="240402">
                <text:p>240402</text:p>
              </table:table-cell>
              <table:table-cell office:value-type="float" office:value="118204">
                <text:p>118204</text:p>
              </table:table-cell>
              <table:table-cell office:value-type="float" office:value="131894">
                <text:p>131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  <table:table-cell office:value-type="float" office:value="34947.2">
                <text:p>34947.2</text:p>
              </table:table-cell>
              <table:table-cell office:value-type="float" office:value="33310">
                <text:p>33310</text:p>
              </table:table-cell>
              <table:table-cell office:value-type="float" office:value="193566">
                <text:p>193566</text:p>
              </table:table-cell>
              <table:table-cell office:value-type="float" office:value="354416">
                <text:p>354416</text:p>
              </table:table-cell>
              <table:table-cell office:value-type="float" office:value="237409">
                <text:p>237409</text:p>
              </table:table-cell>
              <table:table-cell office:value-type="float" office:value="117924">
                <text:p>117924</text:p>
              </table:table-cell>
              <table:table-cell office:value-type="float" office:value="131340">
                <text:p>1313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35386.2">
                <text:p>35386.2</text:p>
              </table:table-cell>
              <table:table-cell office:value-type="float" office:value="33282">
                <text:p>33282</text:p>
              </table:table-cell>
              <table:table-cell office:value-type="float" office:value="191825">
                <text:p>191825</text:p>
              </table:table-cell>
              <table:table-cell office:value-type="float" office:value="357477">
                <text:p>357477</text:p>
              </table:table-cell>
              <table:table-cell office:value-type="float" office:value="236108">
                <text:p>236108</text:p>
              </table:table-cell>
              <table:table-cell office:value-type="float" office:value="116847">
                <text:p>116847</text:p>
              </table:table-cell>
              <table:table-cell office:value-type="float" office:value="130352">
                <text:p>130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33126.2">
                <text:p>33126.2</text:p>
              </table:table-cell>
              <table:table-cell office:value-type="float" office:value="30870.8">
                <text:p>30870.8</text:p>
              </table:table-cell>
              <table:table-cell office:value-type="float" office:value="190657">
                <text:p>190657</text:p>
              </table:table-cell>
              <table:table-cell office:value-type="float" office:value="334638">
                <text:p>334638</text:p>
              </table:table-cell>
              <table:table-cell office:value-type="float" office:value="233794">
                <text:p>233794</text:p>
              </table:table-cell>
              <table:table-cell office:value-type="float" office:value="117054">
                <text:p>117054</text:p>
              </table:table-cell>
              <table:table-cell office:value-type="float" office:value="128460">
                <text:p>128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33767.5">
                <text:p>33767.5</text:p>
              </table:table-cell>
              <table:table-cell office:value-type="float" office:value="30565.2">
                <text:p>30565.2</text:p>
              </table:table-cell>
              <table:table-cell office:value-type="float" office:value="189344">
                <text:p>189344</text:p>
              </table:table-cell>
              <table:table-cell office:value-type="float" office:value="336269">
                <text:p>336269</text:p>
              </table:table-cell>
              <table:table-cell office:value-type="float" office:value="233383">
                <text:p>233383</text:p>
              </table:table-cell>
              <table:table-cell office:value-type="float" office:value="116380">
                <text:p>116380</text:p>
              </table:table-cell>
              <table:table-cell office:value-type="float" office:value="129835">
                <text:p>129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">
                <text:p>225</text:p>
              </table:table-cell>
              <table:table-cell office:value-type="float" office:value="32920">
                <text:p>32920</text:p>
              </table:table-cell>
              <table:table-cell office:value-type="float" office:value="29703.5">
                <text:p>29703.5</text:p>
              </table:table-cell>
              <table:table-cell office:value-type="float" office:value="189661">
                <text:p>189661</text:p>
              </table:table-cell>
              <table:table-cell office:value-type="float" office:value="328178">
                <text:p>328178</text:p>
              </table:table-cell>
              <table:table-cell office:value-type="float" office:value="232748">
                <text:p>232748</text:p>
              </table:table-cell>
              <table:table-cell office:value-type="float" office:value="114448">
                <text:p>114448</text:p>
              </table:table-cell>
              <table:table-cell office:value-type="float" office:value="128079">
                <text:p>128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">
                <text:p>241</text:p>
              </table:table-cell>
              <table:table-cell office:value-type="float" office:value="33677.5">
                <text:p>33677.5</text:p>
              </table:table-cell>
              <table:table-cell office:value-type="float" office:value="29945.8">
                <text:p>29945.8</text:p>
              </table:table-cell>
              <table:table-cell office:value-type="float" office:value="190037">
                <text:p>190037</text:p>
              </table:table-cell>
              <table:table-cell office:value-type="float" office:value="334525">
                <text:p>334525</text:p>
              </table:table-cell>
              <table:table-cell office:value-type="float" office:value="233174">
                <text:p>233174</text:p>
              </table:table-cell>
              <table:table-cell office:value-type="float" office:value="115662">
                <text:p>115662</text:p>
              </table:table-cell>
              <table:table-cell office:value-type="float" office:value="128688">
                <text:p>128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